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fo:min-height="0.564cm"/>
    </style:style>
    <style:style style:name="gr9" style:family="graphic" style:parent-style-name="standard">
      <style:graphic-properties draw:stroke="none" draw:fill="none" fo:min-height="0.242cm"/>
    </style:style>
    <style:style style:name="gr10" style:family="graphic" style:parent-style-name="standard">
      <style:graphic-properties draw:stroke="none" draw:fill="none" fo:min-height="0.309cm"/>
    </style:style>
    <style:style style:name="gr11" style:family="graphic" style:parent-style-name="objectwithoutfill">
      <style:graphic-properties draw:stroke="dash" draw:stroke-dash="Ultrafine_20_Dashed"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none" draw:fill="none" fo:min-height="0.553cm"/>
    </style:style>
    <style:style style:name="gr13" style:family="graphic" style:parent-style-name="standard">
      <style:graphic-properties draw:ole-draw-aspect="1" style:protect="siz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8pt" style:font-size-asian="8pt" style:font-size-complex="8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2.072cm" svg:y="1.707cm" svg:viewBox="0 0 0 0" draw:points="0,0">
          <text:p/>
        </draw:polygon>
        <draw:g>
          <draw:polygon draw:style-name="gr2" draw:text-style-name="P1" draw:layer="layout" svg:width="1.668cm" svg:height="0cm" svg:x="5.015cm" svg:y="1.066cm" svg:viewBox="0 0 1669 0" draw:points="0,0 1669,0">
            <text:p/>
          </draw:polygon>
          <draw:polygon draw:style-name="gr3" draw:text-style-name="P1" draw:layer="layout" svg:width="0.519cm" svg:height="0cm" svg:x="6.16cm" svg:y="1.435cm" svg:viewBox="0 0 520 0" draw:points="0,0 520,0">
            <text:p/>
          </draw:polygon>
          <draw:polygon draw:style-name="gr4" draw:text-style-name="P1" draw:layer="layout" svg:width="0.542cm" svg:height="0cm" svg:x="7.261cm" svg:y="1.261cm" svg:viewBox="0 0 543 0" draw:points="0,0 543,0">
            <text:p/>
          </draw:polygon>
          <draw:path draw:style-name="gr5" draw:text-style-name="P1" draw:layer="layout" svg:width="0.567cm" svg:height="0.623cm" svg:x="6.699cm" svg:y="0.945cm" svg:viewBox="0 0 568 624" svg:d="m283 0c142 0 285 155 285 311s-143 313-285 313h-283v-624z">
            <text:p/>
          </draw:path>
          <draw:polygon draw:style-name="gr6" draw:text-style-name="P1" draw:layer="layout" svg:width="0cm" svg:height="0cm" svg:x="6.699cm" svg:y="0.945cm" svg:viewBox="0 0 0 0" draw:points="0,0">
            <text:p/>
          </draw:polygon>
          <draw:line draw:style-name="gr7" draw:text-style-name="P2" draw:layer="layout" svg:x1="6.172cm" svg:y1="2.005cm" svg:x2="6.172cm" svg:y2="1.437cm">
            <text:p/>
          </draw:line>
        </draw:g>
        <draw:frame draw:style-name="gr8" draw:layer="layout" svg:width="1.376cm" svg:height="0.814cm" svg:x="4.822cm" svg:y="0.358cm">
          <draw:text-box>
            <text:p><text:span text:style-name="T1">مداخل</text:span></text:p>
          </draw:text-box>
        </draw:frame>
        <draw:frame draw:style-name="gr8" draw:layer="layout" svg:width="1.209cm" svg:height="0.814cm" svg:x="7.273cm" svg:y="0.463cm">
          <draw:text-box>
            <text:p><text:span text:style-name="T1">مخارج</text:span></text:p>
          </draw:text-box>
        </draw:frame>
        <draw:frame draw:style-name="gr9" draw:layer="layout" svg:width="0.973cm" svg:height="0.802cm" svg:x="5.786cm" svg:y="1.734cm">
          <draw:text-box>
            <text:p><text:span text:style-name="T1">قابو</text:span></text:p>
          </draw:text-box>
        </draw:frame>
        <draw:frame draw:style-name="gr10" draw:text-style-name="P3" draw:layer="layout" svg:width="2.113cm" svg:height="0.696cm" svg:x="1.758cm" svg:y="1.513cm">
          <draw:text-box>
            <text:p text:style-name="P3"><text:span text:style-name="T2">مخارج مخارج قابو</text:span></text:p>
          </draw:text-box>
        </draw:frame>
        <draw:line draw:style-name="gr7" draw:text-style-name="P2" draw:layer="layout" svg:x1="5.932cm" svg:y1="2.987cm" svg:x2="6.784cm" svg:y2="2.987cm">
          <text:p/>
        </draw:line>
        <draw:line draw:style-name="gr7" draw:text-style-name="P2" draw:layer="layout" svg:x1="7.261cm" svg:y1="2.961cm" svg:x2="8.113cm" svg:y2="2.961cm">
          <text:p/>
        </draw:line>
        <draw:line draw:style-name="gr7" draw:text-style-name="P2" draw:layer="layout" svg:x1="6.784cm" svg:y1="2.987cm" svg:x2="7.158cm" svg:y2="2.665cm">
          <text:p/>
        </draw:line>
        <draw:line draw:style-name="gr11" draw:text-style-name="P2" draw:layer="layout" svg:x1="7.003cm" svg:y1="2.832cm" svg:x2="7.003cm" svg:y2="3.361cm">
          <text:p/>
        </draw:line>
        <draw:line draw:style-name="gr11" draw:text-style-name="P2" draw:layer="layout" svg:x1="7.016cm" svg:y1="3.387cm" svg:x2="6.332cm" svg:y2="3.387cm">
          <text:p/>
        </draw:line>
        <draw:frame draw:style-name="gr8" draw:layer="layout" svg:width="1.376cm" svg:height="0.814cm" svg:x="5.14cm" svg:y="2.337cm">
          <draw:text-box>
            <text:p><text:span text:style-name="T1">مداخل</text:span></text:p>
          </draw:text-box>
        </draw:frame>
        <draw:frame draw:style-name="gr8" draw:layer="layout" svg:width="1.271cm" svg:height="0.814cm" svg:x="7.331cm" svg:y="2.211cm">
          <draw:text-box>
            <text:p><text:span text:style-name="T1">مخارج</text:span></text:p>
          </draw:text-box>
        </draw:frame>
        <draw:frame draw:style-name="gr9" draw:layer="layout" svg:width="0.973cm" svg:height="0.802cm" svg:x="5.607cm" svg:y="2.922cm">
          <draw:text-box>
            <text:p><text:span text:style-name="T1">قابو</text:span></text:p>
          </draw:text-box>
        </draw:frame>
        <draw:frame draw:style-name="gr12" draw:text-style-name="P5" draw:layer="layout" svg:width="4.603cm" svg:height="1.141cm" svg:x="0.318cm" svg:y="0.303cm">
          <draw:text-box>
            <text:p text:style-name="P4"><text:span text:style-name="T2">قابو </text:span><text:span text:style-name="T2">1</text:span><text:span text:style-name="T2"> ہونے کے صورت میں مداخل پنیا پر داخل مواد خارجی پنیا تک پہنچ سکتا ہے</text:span></text:p>
          </draw:text-box>
        </draw:frame>
        <draw:frame draw:style-name="gr13" draw:layer="layout" svg:width="1.452cm" svg:height="1.608cm" svg:x="1.981cm" svg:y="2.14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11-13T08:25:07</dc:date>
    <dc:creator>kkk </dc:creator>
    <meta:editing-duration>PT5H37M41S</meta:editing-duration>
    <meta:editing-cycles>26</meta:editing-cycles>
    <meta:generator>LibreOffice/3.3$Linux LibreOffice_project/330m19$Build-401</meta:generator>
    <meta:document-statistic meta:object-count="22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lignl 0 phantom{0} 0 phantom{00} 0 #
alignl 0 phantom{0} 1 phantom{00} 0 #
alignl 1 phantom{0} 0 phantom{00} 0 #
alignl 1 phantom{0} 1 phantom{00} 1
}</annotation>
  </semantics>
</math>
</file>